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2.960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4<text:span text:style-name="T1">th</text:span> eigenvalu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N=10</text:p>
          </table:table-cell>
          <table:table-cell table:style-name="ce1" office:value-type="float" office:value="1589127.34638095">
            <text:p>1589127.34638095</text:p>
          </table:table-cell>
          <table:table-cell office:value-type="string">
            <text:p>Definitely convergent for 7 s.f.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1589127.24102189">
            <text:p>1589127.24102189</text:p>
          </table:table-cell>
          <table:table-cell office:value-type="string">
            <text:p>For N=20 to N=80, convergent for 9 s.f.</text:p>
          </table:table-cell>
        </table:table-row>
        <table:table-row table:style-name="ro1">
          <table:table-cell office:value-type="string">
            <text:p>N=30</text:p>
          </table:table-cell>
          <table:table-cell office:value-type="float" office:value="1589127.24102454">
            <text:p>1589127.24102454</text:p>
          </table:table-cell>
          <table:table-cell office:value-type="string">
            <text:p>Converge for 8 s.f. as N increases </text:p>
          </table:table-cell>
        </table:table-row>
        <table:table-row table:style-name="ro1">
          <table:table-cell office:value-type="string">
            <text:p>N=40</text:p>
          </table:table-cell>
          <table:table-cell office:value-type="float" office:value="1589127.24103355">
            <text:p>1589127.24103355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1589127.24103996">
            <text:p>1589127.24103996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1589127.24131076">
            <text:p>1589127.24131076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1589127.24047616">
            <text:p>1589127.24047616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1589127.23777088">
            <text:p>1589127.2377708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6<text:span text:style-name="T1">th</text:span> eigenvalue</text:p>
          </table:table-cell>
          <table:table-cell/>
        </table:table-row>
        <table:table-row table:style-name="ro1">
          <table:table-cell office:value-type="string">
            <text:p>N=10</text:p>
          </table:table-cell>
          <table:table-cell office:value-type="float" office:value="2789232.47307797">
            <text:p>2789232.47307797</text:p>
          </table:table-cell>
          <table:table-cell office:value-type="string">
            <text:p>Definitely convergent for 7 s.f.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2789232.28814626">
            <text:p>2789232.28814626</text:p>
          </table:table-cell>
          <table:table-cell office:value-type="string">
            <text:p>Converge for 9 s.f. as N increases </text:p>
          </table:table-cell>
        </table:table-row>
        <table:table-row table:style-name="ro2">
          <table:table-cell office:value-type="string">
            <text:p>N=30</text:p>
          </table:table-cell>
          <table:table-cell office:value-type="float" office:value="2789232.28812373">
            <text:p>2789232.28812373</text:p>
          </table:table-cell>
          <table:table-cell/>
        </table:table-row>
        <table:table-row table:style-name="ro1">
          <table:table-cell office:value-type="string">
            <text:p>N=40</text:p>
          </table:table-cell>
          <table:table-cell office:value-type="float" office:value="2789232.28818945">
            <text:p>2789232.28818945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2789232.28828607">
            <text:p>2789232.28828607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2789232.28809934">
            <text:p>2789232.28809934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2789232.28863631">
            <text:p>2789232.28863631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2789232.28766525">
            <text:p>2789232.2876652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11<text:span text:style-name="T1">th</text:span> eigenvalue</text:p>
          </table:table-cell>
          <table:table-cell/>
        </table:table-row>
        <table:table-row table:style-name="ro1">
          <table:table-cell office:value-type="string">
            <text:p>N=10</text:p>
          </table:table-cell>
          <table:table-cell office:value-type="float" office:value="6110126.71415752">
            <text:p>6110126.71415752</text:p>
          </table:table-cell>
          <table:table-cell office:value-type="string">
            <text:p>N=10 produce significantly different result.</text:p>
          </table:table-cell>
        </table:table-row>
        <table:table-row table:style-name="ro1">
          <table:table-cell office:value-type="string">
            <text:p>N=20</text:p>
          </table:table-cell>
          <table:table-cell office:value-type="float" office:value="6115358.7083593">
            <text:p>6115358.7083593</text:p>
          </table:table-cell>
          <table:table-cell office:value-type="string">
            <text:p>Definitely convergent for 9 s.f.</text:p>
          </table:table-cell>
        </table:table-row>
        <table:table-row table:style-name="ro1">
          <table:table-cell office:value-type="string">
            <text:p>N=30</text:p>
          </table:table-cell>
          <table:table-cell office:value-type="float" office:value="6115358.70831088">
            <text:p>6115358.70831088</text:p>
          </table:table-cell>
          <table:table-cell office:value-type="string">
            <text:p>Converge for 9 s.f. as N increases </text:p>
          </table:table-cell>
        </table:table-row>
        <table:table-row table:style-name="ro1">
          <table:table-cell office:value-type="string">
            <text:p>N=40</text:p>
          </table:table-cell>
          <table:table-cell office:value-type="float" office:value="6115358.70833492">
            <text:p>6115358.70833492</text:p>
          </table:table-cell>
          <table:table-cell/>
        </table:table-row>
        <table:table-row table:style-name="ro1">
          <table:table-cell office:value-type="string">
            <text:p>N=50</text:p>
          </table:table-cell>
          <table:table-cell office:value-type="float" office:value="6115358.70828038">
            <text:p>6115358.70828038</text:p>
          </table:table-cell>
          <table:table-cell/>
        </table:table-row>
        <table:table-row table:style-name="ro1">
          <table:table-cell office:value-type="string">
            <text:p>N=60</text:p>
          </table:table-cell>
          <table:table-cell office:value-type="float" office:value="6115358.70832161">
            <text:p>6115358.70832161</text:p>
          </table:table-cell>
          <table:table-cell/>
        </table:table-row>
        <table:table-row table:style-name="ro1">
          <table:table-cell office:value-type="string">
            <text:p>N=70</text:p>
          </table:table-cell>
          <table:table-cell office:value-type="float" office:value="6115358.70847189">
            <text:p>6115358.70847189</text:p>
          </table:table-cell>
          <table:table-cell/>
        </table:table-row>
        <table:table-row table:style-name="ro1">
          <table:table-cell office:value-type="string">
            <text:p>N=80</text:p>
          </table:table-cell>
          <table:table-cell office:value-type="float" office:value="6115358.70792877">
            <text:p>6115358.7079287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ote:</text:p>
          </table:table-cell>
          <table:table-cell table:style-name="ce2" office:value-type="string">
            <text:p>All these results are produced by Matlab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8/18/2014</text:date>, <text:time>16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3:55:40.56</meta:creation-date>
    <meta:generator>LibreOffice/3.4$Win32 LibreOffice_project/340m1$Build-402</meta:generator>
    <dc:date>2014-08-18T16:31:14.97</dc:date>
    <meta:editing-duration>PT2M4S</meta:editing-duration>
    <meta:editing-cycles>1</meta:editing-cycles>
    <meta:document-statistic meta:table-count="3" meta:cell-count="62" meta:object-count="0"/>
  </office:meta>
</office:document-meta>
</file>